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BC0000049E94654DD9EF8549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08cm" svg:height="20.999cm" svg:x="0.998cm" svg:y="0.01cm">
          <draw:image xlink:href="Pictures/10000201000005BC0000049E94654DD9EF8549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20:32:01.503096763</meta:creation-date>
    <dc:date>2017-10-18T20:35:06.367477255</dc:date>
    <meta:editing-duration>PT1M55S</meta:editing-duration>
    <meta:editing-cycles>1</meta:editing-cycles>
    <meta:document-statistic meta:object-count="24"/>
    <meta:generator>LibreOffice/5.3.1.2$Linux_X86_64 LibreOffice_project/30m0$Build-2</meta:generator>
  </office:meta>
</office:document-meta>
</file>